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20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CABALLERO CANTO ELSA MERCEDE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SAN MARTIN DE PANGO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CABALLERO CANTO ELSA MERCEDES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6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3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ECONOFLETE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19:41:38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